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035cm"/>
    </style:style>
    <style:style style:name="co2" style:family="table-column">
      <style:table-column-properties fo:break-before="auto" style:column-width="6.292cm"/>
    </style:style>
    <style:style style:name="co3" style:family="table-column">
      <style:table-column-properties fo:break-before="auto" style:column-width="8.5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Liberation Sans" style:font-name-complex="Liberation Sans" fo:font-size="10pt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name-asian="Microsoft YaHei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LIAM_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1">Salut tout le monde,\n</text:span><text:span text:style-name="T2">Je me demandais, es-ce que vous savez où vont les objets inutilisés ?\n</text:span><text:span text:style-name="T3">Simple curiosité :)</text:span></text:p>
          </table:table-cell>
        </table:table-row>
        <table:table-row table:style-name="ro1">
          <table:table-cell office:value-type="string" calcext:value-type="string">
            <text:p>LIAM_1-2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LIAM_1-3</text:p>
          </table:table-cell>
          <table:table-cell table:number-columns-repeated="2"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6">00/00/0000</text:date>, <text:time style:data-style-name="N2" text:time-value="01:24:46.178345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8T17:37:44.449902600</meta:creation-date>
    <dc:date>2026-02-26T01:28:34.503165200</dc:date>
    <meta:editing-duration>PT2H7M28S</meta:editing-duration>
    <meta:editing-cycles>46</meta:editing-cycles>
    <meta:generator>LibreOffice/25.2.7.2$Windows_X86_64 LibreOffice_project/5cbfd1ab6520636bb5f7b99185aa69bd7456825d</meta:generator>
    <meta:document-statistic meta:table-count="1" meta:cell-count="12" meta:object-count="0"/>
  </office:meta>
</office:document-meta>
</file>